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Preformatted_20_Text">
      <style:text-properties style:font-name="Verdana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Verdana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Preformatted_20_Text">
      <style:paragraph-properties fo:margin-top="0in" fo:margin-bottom="0.1965in"/>
      <style:text-properties style:font-name="Verdana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nama Red</text:p>
      <text:p text:style-name="P3">Peter Rowan</text:p>
      <text:p text:style-name="P2">Intro: </text:p>
      <text:p text:style-name="P2">s.n. Bass <text:s text:c="2"/>A <text:s/>G# <text:s/>G</text:p>
      <text:p text:style-name="P2">|F# . . .|. . . .|G . . .|. . . .|A . . . |. . . .|</text:p>
      <text:p text:style-name="P2">s.n. Bass <text:s text:c="2"/>A <text:s/>B <text:s text:c="2"/>C#</text:p>
      <text:p text:style-name="P2">|D . . . | </text:p>
      <text:p text:style-name="P2"/>
      <text:p text:style-name="P5">Chorus</text:p>
      <text:p text:style-name="P2"><text:s text:c="7"/>Bm <text:s text:c="19"/>A <text:s text:c="12"/>G</text:p>
      <text:p text:style-name="P2">Panama Red, Panama Red, he'll steal your woman,</text:p>
      <text:p text:style-name="P2">E7 <text:s text:c="25"/>A <text:s text:c="16"/>Bm <text:s text:c="15"/>A</text:p>
      <text:p text:style-name="P2">Then he'll rob your head. Panama Red, Panama Red.</text:p>
      <text:p text:style-name="P2"><text:s text:c="7"/>F#</text:p>
      <text:p text:style-name="P2">On his white horse, Mescalito, </text:p>
      <text:p text:style-name="P2"><text:s text:c="8"/>G</text:p>
      <text:p text:style-name="P2">He come breezin' through town.</text:p>
      <text:p text:style-name="P2"><text:s text:c="5"/>A <text:s text:c="57"/>D</text:p>
      <text:p text:style-name="P2">I'll bet your woman's up in bed with, Panama Red.</text:p>
      <text:p text:style-name="P2"/>
      <text:p text:style-name="P2"><text:s text:c="16"/>D</text:p>
      <text:p text:style-name="P2">The judge don't know when Red's in town,</text:p>
      <text:p text:style-name="P2"><text:s text:c="19"/>G</text:p>
      <text:p text:style-name="P2">He keeps well hidden underground.</text:p>
      <text:p text:style-name="P2"><text:s text:c="9"/>A <text:s text:c="26"/>D</text:p>
      <text:p text:style-name="P2">But everybody's acting lazy, falling out and hangin' 'round.</text:p>
      <text:p text:style-name="P2"><text:s text:c="60"/>G</text:p>
      <text:p text:style-name="P2">My woman said, "Hey Pedro, you're actin' crazy like a clown"</text:p>
      <text:p text:style-name="P2"><text:s text:c="2"/>A <text:s text:c="66"/>D</text:p>
      <text:p text:style-name="P2">Nobody feels like working, Panama Red is back in town.</text:p>
      <text:p text:style-name="P2"/>
      <text:p text:style-name="P5">Chorus</text:p>
      <text:p text:style-name="P5">Jam on verse and chorus chords</text:p>
      <text:p text:style-name="P5"/>
      <text:p text:style-name="P2">Everybody's looking out for him, </text:p>
      <text:p text:style-name="P2">'Cause they know Red's satisfies.</text:p>
      <text:p text:style-name="P2">Little girls love to listen, to him sing and tell sweet lies.</text:p>
      <text:p text:style-name="P2">But when things get too confusing, honey, you're better off in bed</text:p>
      <text:p text:style-name="P6">And I'll be searching all the joints in town for Panama Red.</text:p>
      <text:p text:style-name="P1">Choru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7-01T09:09:51</meta:creation-date>
    <dc:date>2011-07-01T10:28:18</dc:date>
    <dc:creator>Sean Dowd</dc:creator>
    <meta:editing-duration>PT1H18M29S</meta:editing-duration>
    <meta:editing-cycles>3</meta:editing-cycles>
    <meta:generator>LibreOffice/3.3$Linux LibreOffice_project/330m19$Build-202</meta:generator>
    <meta:printed-by>Sean Dowd</meta:printed-by>
    <meta:print-date>2011-07-01T09:55:52</meta:print-date>
    <meta:document-statistic meta:table-count="0" meta:image-count="0" meta:object-count="0" meta:page-count="1" meta:paragraph-count="36" meta:word-count="193" meta:character-count="1284"/>
  </office:meta>
</office:document-meta>
</file>